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c10e8" officeooo:paragraph-rsid="00089ade"/>
    </style:style>
    <style:style style:name="P2" style:family="paragraph" style:parent-style-name="Standard">
      <style:text-properties officeooo:rsid="00235f9c" officeooo:paragraph-rsid="00089ade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200%" fo:text-indent="0.5in" style:auto-text-indent="false" fo:background-color="transparent"/>
      <style:text-properties officeooo:rsid="004f85ac" officeooo:paragraph-rsid="00089ade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200%" fo:text-indent="0.5in" style:auto-text-indent="false" fo:background-color="transparent"/>
      <style:text-properties officeooo:rsid="002c10e8" officeooo:paragraph-rsid="00089ade"/>
    </style:style>
    <style:style style:name="P5" style:family="paragraph" style:parent-style-name="Text_20_body">
      <style:text-properties officeooo:rsid="004e1bd7" officeooo:paragraph-rsid="00089ade"/>
    </style:style>
    <style:style style:name="P6" style:family="paragraph" style:parent-style-name="Text_20_body">
      <style:text-properties officeooo:rsid="002c10e8" officeooo:paragraph-rsid="00089ade"/>
    </style:style>
    <style:style style:name="P7" style:family="paragraph" style:parent-style-name="Text_20_body">
      <style:text-properties officeooo:rsid="003642a5" officeooo:paragraph-rsid="00089ade"/>
    </style:style>
    <style:style style:name="P8" style:family="paragraph" style:parent-style-name="Text_20_body">
      <style:text-properties officeooo:rsid="003e64c8" officeooo:paragraph-rsid="00089ade"/>
    </style:style>
    <style:style style:name="P9" style:family="paragraph" style:parent-style-name="Text_20_body">
      <style:text-properties officeooo:paragraph-rsid="00089ade"/>
    </style:style>
    <style:style style:name="P10" style:family="paragraph" style:parent-style-name="code">
      <style:text-properties officeooo:rsid="002c10e8" officeooo:paragraph-rsid="00089ade"/>
    </style:style>
    <style:style style:name="P11" style:family="paragraph" style:parent-style-name="code">
      <style:text-properties officeooo:rsid="003e64c8" officeooo:paragraph-rsid="00089ade"/>
    </style:style>
    <style:style style:name="P12" style:family="paragraph" style:parent-style-name="code">
      <style:text-properties officeooo:paragraph-rsid="00089ade"/>
    </style:style>
    <style:style style:name="P13" style:family="paragraph" style:parent-style-name="Heading_20_3">
      <style:text-properties officeooo:paragraph-rsid="00089ade"/>
    </style:style>
    <style:style style:name="T1" style:family="text">
      <style:text-properties officeooo:rsid="012a9fc9"/>
    </style:style>
    <style:style style:name="T2" style:family="text">
      <style:text-properties officeooo:rsid="002c10e8"/>
    </style:style>
    <style:style style:name="T3" style:family="text">
      <style:text-properties officeooo:rsid="002a78a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c10e8" style:font-style-asian="italic" style:font-style-complex="italic"/>
    </style:style>
    <style:style style:name="T6" style:family="text">
      <style:text-properties officeooo:rsid="004e1bd7"/>
    </style:style>
    <style:style style:name="T7" style:family="text">
      <style:text-properties officeooo:rsid="003642a5"/>
    </style:style>
    <style:style style:name="T8" style:family="text">
      <style:text-properties officeooo:rsid="003da649"/>
    </style:style>
    <style:style style:name="T9" style:family="text">
      <style:text-properties officeooo:rsid="003e64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<text:span text:style-name="T1">Unicon </text:span>String Scanning</text:h>
      <text:p text:style-name="P9">The string scanning environment in Unicon was inherited from the Icon programming language. <text:s/><text:span text:style-name="T2">In Unicon a</text:span> string is put into the string scanning environment <text:span text:style-name="T3">by typing:</text:span></text:p>
      <text:p text:style-name="P1"/>
      <text:p text:style-name="P12">str ? <text:span text:style-name="T5">&lt;</text:span><text:span text:style-name="T4">expr</text:span><text:span text:style-name="T5">ession</text:span><text:span text:style-name="T4">s</text:span><text:span text:style-name="T5">&gt;</text:span></text:p>
      <text:p text:style-name="P2"/>
      <text:p text:style-name="P5">The string scanning environment sets the &amp;subject to ‘str’ and the &amp;pos, or index location, is set at the beginning of the string.</text:p>
      <text:p text:style-name="P9"><text:span text:style-name="T6"><text:s text:c="2"/>T</text:span>here is a set of string scanning functions which <text:span text:style-name="T3">are </text:span>available for the programmer <text:span text:style-name="T3">inside this environment, some are</text:span>: any(<text:span text:style-name="T2">&lt;CSet/string&gt;</text:span>), bal(), find(<text:span text:style-name="T2">&lt;CSet/string&gt;</text:span>), many(<text:span text:style-name="T2">&lt;CSet/string&gt;</text:span>), move(<text:span text:style-name="T2">&lt;int&gt;</text:span>), tab(<text:span text:style-name="T2">&lt;int&gt;</text:span>), upto(<text:span text:style-name="T2">&lt;CSet/string&gt;</text:span>), <text:span text:style-name="T3">and can be used as follows:</text:span></text:p>
      <text:p text:style-name="P10">str := “My phone number is 555-1234”</text:p>
      <text:p text:style-name="P12">str ? {</text:p>
      <text:p text:style-name="P12"><text:tab/>tab(upto(&amp;digits))</text:p>
      <text:p text:style-name="P12"><text:tab/>number := tab(many(&amp;digits))</text:p>
      <text:p text:style-name="P12"><text:tab/>tab(upto(&amp;digits))</text:p>
      <text:p text:style-name="P12"><text:tab/>number <text:span text:style-name="T7">||:</text:span>= tab(many(&amp;digits))</text:p>
      <text:p text:style-name="P12">}</text:p>
      <text:p text:style-name="P12"/>
      <text:p text:style-name="P6">In this case all the characters in the sentence would be passed over until a digit was found, then number would be assigned ‘555<text:span text:style-name="T7">1234</text:span>’. <text:s/>Then it exits the string scanning environment.</text:p>
      <text:p text:style-name="P4">The Unicon string scanning environment <text:span text:style-name="T7">is declarative and</text:span> is designed to progress through the string <text:span text:style-name="T7">much like an iterator can move forward and backwards through a list</text:span>. <text:s/>If the user wants to go backwards through the test it can by using negative values in move() or tab(), or some other combination of functions.</text:p>
      <text:h text:style-name="P13" text:outline-level="3"><text:bookmark-start text:name="__RefHeading___Toc1858_2596798104"/><text:span text:style-name="T1">Unicon </text:span>Pattern Matching<text:bookmark-end text:name="__RefHeading___Toc1858_2596798104"/></text:h>
      <text:p text:style-name="P7">The pattern matching system in Unicon is similar to the pattern matching system in SNOBOL4. <text:s/>A pattern is a primitive data type which can be defined and assigned to a variable. <text:s/>If you wanted to define a pattern to retrieve a phone number from a string <text:span text:style-name="T8">you would type:</text:span></text:p>
      <text:p text:style-name="P12">pat := <text:span text:style-name="T9">Span(&amp;digits) || ‘-’ || Span(&amp;digits)</text:span></text:p>
      <text:p text:style-name="P12"/>
      <text:p text:style-name="P8">In this case ‘pat’ is assigned the pattern definition on the right. <text:s/>To find that pattern in ‘str’ above, you would enter:</text:p>
      <text:p text:style-name="P12">str ?? pat</text:p>
      <text:p text:style-name="P12"/>
      <text:p text:style-name="P9">Therefor:</text:p>
      <text:p text:style-name="P11">number := str ?? pat</text:p>
      <text:p text:style-name="P11"><text:soft-page-break/></text:p>
      <text:p text:style-name="P9">Results in ‘number’ being assigned ‘555-1234’. <text:s/><text:span text:style-name="T6">If the user wants to perform the match anchored at the current location within the string scanning environment, the ‘=&lt;pattern&gt;’ operator is used.</text:span></text:p>
      <text:p text:style-name="P12">Str ? {</text:p>
      <text:p text:style-name="P12"><text:tab/>tab(upto(&amp;digits))</text:p>
      <text:p text:style-name="P12"><text:tab/>write(=pat)</text:p>
      <text:p text:style-name="P12">}</text:p>
      <text:p text:style-name="P3">In this example the tab-upto function would move the cursor location forward until a digit is found. Then it would write the results of the pattern match, ‘555-1234’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" fo:font-family="'Times New Roman'" style:font-style-name="Bold" style:font-family-generic="roman" style:font-pitch="variable" fo:font-size="12pt" fo:font-style="italic" fo:font-weight="normal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de" style:family="paragraph" style:parent-style-name="Text_20_body_20_indent" style:master-page-name="">
      <style:paragraph-properties fo:margin-left="0.5in" fo:margin-right="0in" fo:margin-top="0in" fo:margin-bottom="0in" loext:contextual-spacing="false" fo:line-height="100%" fo:text-indent="0in" style:auto-text-indent="false" style:page-number="auto">
        <style:tab-stops/>
      </style:paragraph-properties>
      <style:text-properties style:font-name="Courier New" fo:font-family="'Courier New'" style:font-style-name="Regular" style:font-family-generic="modern" style:font-pitch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1:45:55.489442075</meta:creation-date>
    <dc:date>2021-05-04T21:46:44.800053821</dc:date>
    <meta:editing-duration>PT4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343" meta:character-count="2131" meta:non-whitespace-character-count="1800"/>
  </office:meta>
</office:document-meta>
</file>